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style:text-underline-style="none" officeooo:paragraph-rsid="001b31a2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ato1" fo:font-size="12pt" style:text-underline-style="none" fo:font-weight="bold" officeooo:paragraph-rsid="001b31a2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style:font-name="Lato1" officeooo:paragraph-rsid="001ce1d8" style:font-size-asian="12pt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style:font-name="Lato" officeooo:paragraph-rsid="001ce1d8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style:font-name="Lato1" fo:font-size="12pt" fo:font-weight="normal" officeooo:paragraph-rsid="001ce1d8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style:font-name="Lato1" fo:font-weight="bold" officeooo:paragraph-rsid="001b31a2" style:font-weight-asian="bold" style:font-weight-complex="bold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fo:color="#000000" loext:opacity="100%" style:font-name="Lato" officeooo:rsid="001de39c" officeooo:paragraph-rsid="001de39c" fo:background-color="#fffff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style:font-name="Lato" officeooo:rsid="001b31a2" officeooo:paragraph-rsid="001b31a2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style:font-name="monospace" officeooo:rsid="001b31a2" officeooo:paragraph-rsid="001b31a2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style:font-name="Lato1" fo:font-weight="bold" officeooo:rsid="001de39c" officeooo:paragraph-rsid="00207e01" style:font-weight-asian="bold" style:font-weight-complex="bold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officeooo:paragraph-rsid="00207e01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font-name="Lato" officeooo:paragraph-rsid="001de39c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style:font-name="Lato" fo:font-weight="bold" officeooo:rsid="001de39c" officeooo:paragraph-rsid="001de39c" style:font-weight-asian="bold" style:font-weight-complex="bold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style:font-name="Lato" officeooo:rsid="001de39c" officeooo:paragraph-rsid="001f08f0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style:font-name="Lato" officeooo:rsid="001de39c" officeooo:paragraph-rsid="001de39c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style:font-name="Lato" fo:font-weight="bold" officeooo:paragraph-rsid="001de39c" style:font-weight-asian="bold" style:font-weight-complex="bold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style:font-name="Lato" fo:font-weight="bold" officeooo:rsid="00207e01" officeooo:paragraph-rsid="00207e01" style:font-weight-asian="bold" style:font-weight-complex="bold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style:font-name="Lato" fo:font-weight="normal" officeooo:rsid="00207e01" officeooo:paragraph-rsid="00207e01" style:font-weight-asian="normal" style:font-weight-complex="normal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style:font-name="Lato" officeooo:rsid="00207e01" officeooo:paragraph-rsid="00207e01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style:font-name="Lato" fo:font-weight="normal" officeooo:paragraph-rsid="00207e01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style:font-name="Lato" fo:font-weight="bold" officeooo:rsid="00217df5" officeooo:paragraph-rsid="00217df5" style:font-weight-asian="bold" style:font-weight-complex="bold"/>
    </style:style>
    <style:style style:name="T1" style:family="text">
      <style:text-properties style:font-name="Lato1" fo:font-size="16pt" officeooo:rsid="001b31a2" style:font-size-asian="16pt" style:font-size-complex="16pt"/>
    </style:style>
    <style:style style:name="T2" style:family="text">
      <style:text-properties style:font-name="Liberation Serif"/>
    </style:style>
    <style:style style:name="T3" style:family="text">
      <style:text-properties officeooo:rsid="001de39c"/>
    </style:style>
    <style:style style:name="T4" style:family="text">
      <style:text-properties officeooo:rsid="001b31a2"/>
    </style:style>
    <style:style style:name="T5" style:family="text">
      <style:text-properties fo:font-size="12pt" style:text-underline-style="none" fo:font-weight="normal" style:font-weight-asian="normal" style:font-size-complex="12pt" style:font-weight-complex="normal"/>
    </style:style>
    <style:style style:name="T6" style:family="text">
      <style:text-properties fo:font-size="12pt" fo:font-weight="normal" style:font-weight-asian="normal" style:font-size-complex="12pt" style:font-weight-complex="normal"/>
    </style:style>
    <style:style style:name="T7" style:family="text">
      <style:text-properties fo:font-size="12pt" fo:font-weight="normal" officeooo:rsid="001ce1d8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ato" fo:font-weight="normal" style:font-weight-asian="normal" style:font-weight-complex="normal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style:font-name="Lato" fo:background-color="#ffffff" loext:char-shading-value="0"/>
    </style:style>
    <style:style style:name="T12" style:family="text">
      <style:text-properties style:font-name="Lato"/>
    </style:style>
    <style:style style:name="T13" style:family="text">
      <style:text-properties fo:font-weight="bold" officeooo:rsid="001de39c" style:font-weight-asian="bold" style:font-weight-complex="bold"/>
    </style:style>
    <style:style style:name="T14" style:family="text">
      <style:text-properties style:font-name="Lato1" fo:font-weight="bold" style:font-weight-asian="bold" style:font-weight-complex="bold"/>
    </style:style>
    <style:style style:name="T15" style:family="text">
      <style:text-properties style:font-name="Lato" officeooo:rsid="001de39c"/>
    </style:style>
    <style:style style:name="T16" style:family="text">
      <style:text-properties style:font-name="Lato" fo:font-weight="normal" officeooo:rsid="00207e0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Blatt EA/GA</text:span></text:h>
      <text:p text:style-name="P2" loext:marker-style-name="T2"><text:span text:style-name="T3">01-</text:span><text:span text:style-name="T4">Modellierung von GA:</text:span></text:p>
      <text:p text:style-name="P3" loext:marker-style-name="T2"><text:span text:style-name="Strong_20_Emphasis"><text:span text:style-name="T5">8-Queens-Problem (GA)</text:span></text:span></text:p>
      <text:p text:style-name="P3" loext:marker-style-name="T2"><text:span text:style-name="Strong_20_Emphasis"><text:span text:style-name="T6">-</text:span></text:span><text:span text:style-name="Strong_20_Emphasis"><text:span text:style-name="T5"> </text:span></text:span><text:span text:style-name="Strong_20_Emphasis"><text:span text:style-name="T6">Kodierung:</text:span></text:span><text:span text:style-name="T6"> Permutation x=(x1​,…,x8​), xi​ = Spaltenposition der Dame in Zeile i.</text:span></text:p>
      <text:p text:style-name="P3" loext:marker-style-name="T2"><text:span text:style-name="Strong_20_Emphasis"><text:span text:style-name="T6">- Crossover:</text:span></text:span><text:span text:style-name="T6"> PMX oder OX (Permutationserhaltend).</text:span></text:p>
      <text:p text:style-name="P3" loext:marker-style-name="T2"><text:span text:style-name="Strong_20_Emphasis"><text:span text:style-name="T6">- Mutation:</text:span></text:span><text:span text:style-name="T6"> Swap zweier Gene.</text:span></text:p>
      <text:p text:style-name="P3" loext:marker-style-name="T2"><text:span text:style-name="Strong_20_Emphasis"><text:span text:style-name="T6">- Fitness:</text:span></text:span><text:span text:style-name="T6"> F(x)=28−A(x), wobei A(x) = Anzahl angreifender Damen (Diagonalkonflikte).</text:span></text:p>
      <text:p text:style-name="P3" loext:marker-style-name="T2"><text:span text:style-name="Strong_20_Emphasis"><text:span text:style-name="T6">- Ziel:</text:span></text:span><text:span text:style-name="T6"> A(x)=0 → konfliktfreie Lösung.</text:span></text:p>
      <text:p text:style-name="P4" loext:marker-style-name="T2"><text:span text:style-name="T7">Begründung: </text:span>Permutationskodierung reduziert Constraints; PMX/OX und Swap erhalten die Struktur; Fitness misst genau die verbleibenden Konflikte.</text:p>
      <text:p text:style-name="P5" loext:marker-style-name="T2"/>
      <text:p text:style-name="P3" loext:marker-style-name="T2"><text:span text:style-name="Strong_20_Emphasis"><text:span text:style-name="T6">Landkarten-Färbeproblem (GA)</text:span></text:span></text:p>
      <text:p text:style-name="P3" loext:marker-style-name="T2"><text:span text:style-name="Strong_20_Emphasis"><text:span text:style-name="T8">-</text:span></text:span><text:span text:style-name="Strong_20_Emphasis"><text:span text:style-name="T6"> </text:span></text:span><text:span text:style-name="Strong_20_Emphasis"><text:span text:style-name="T8">Kodierung:</text:span></text:span><text:span text:style-name="T8"> Ganzzahlvektor c=(cv​) mit cv​∈{1,…,5} (Farben je Land).</text:span></text:p>
      <text:p text:style-name="P3" loext:marker-style-name="T2"><text:span text:style-name="Strong_20_Emphasis"><text:span text:style-name="T8">- Crossover:</text:span></text:span><text:span text:style-name="T8"> Uniform oder Cluster-Crossover (Teilgraph von Eltern übernehmen).</text:span></text:p>
      <text:p text:style-name="P3" loext:marker-style-name="T2"><text:span text:style-name="Strong_20_Emphasis"><text:span text:style-name="T8">- Mutation:</text:span></text:span><text:span text:style-name="T8"> Recolor-Konfliktknoten, Farblabel-Swap, ggf. Palette-Reduktion.</text:span></text:p>
      <text:p text:style-name="P3" loext:marker-style-name="T2"><text:span text:style-name="Strong_20_Emphasis"><text:span text:style-name="T8">- Fitness:</text:span></text:span><text:span text:style-name="T8"> F(c)=−(α⋅conflicts(c)+colors(c)), α≫∣V∣.</text:span></text:p>
      <text:p text:style-name="P3" loext:marker-style-name="T2"><text:span text:style-name="Strong_20_Emphasis"><text:span text:style-name="T9">- Ziel:</text:span></text:span><text:span text:style-name="T9"> konfliktfreie Färbung mit minimaler Farbanzahl.</text:span></text:p>
      <text:p text:style-name="P4" loext:marker-style-name="T2"><text:span text:style-name="T7">Begründung: </text:span>Die Integer-Kodierung ist kompakt und intuitiv. Cluster-Crossover und Repair-Schritte bewahren lokale gültige Strukturen, während Greedy-Recolor und Kempe-Ketten bewährte Verfahren zur Konfliktreduktion sind. Die Palette-Reduktion sorgt gezielt dafür, dass die Anzahl der verwendeten Farben minimiert wird.</text:p>
      <text:p text:style-name="P5" loext:marker-style-name="T2"/>
      <text:p text:style-name="P6" loext:marker-style-name="T2"><text:span text:style-name="T3">02-</text:span><text:span text:style-name="T4">Implementierung:</text:span></text:p>
      <text:p text:style-name="P7" loext:marker-style-name="T2">8-Queens-Problem:</text:p>
      <text:p text:style-name="P8" loext:marker-style-name="T2"><text:span text:style-name="T10">Erfolgsrate: 100.0% </text:span><text:line-break/><text:span text:style-name="T10">Ø Fitness: 28.00 </text:span><text:line-break/><text:span text:style-name="T10">Ø Generationen: 53.6 </text:span><text:line-break/><text:span text:style-name="T10">Ø Zeit: 0.0103 s</text:span><text:line-break/><text:line-break/><text:span text:style-name="T3">Landkarten-Färbeproblem:</text:span></text:p>
      <text:p text:style-name="P9" loext:marker-style-name="T2"><text:span text:style-name="T11">Erfolgsrate (konfliktfrei): 100.0% </text:span><text:span text:style-name="T12"><text:line-break/></text:span><text:span text:style-name="T11">Ø Farbenzahl: 3.00 </text:span><text:span text:style-name="T12"><text:line-break/></text:span><text:span text:style-name="T11">Ø Generationen: 50.0 </text:span><text:span text:style-name="T12"><text:line-break/></text:span><text:span text:style-name="T11">Ø Zeit: 0.0194 s</text:span><text:line-break/><text:soft-page-break/><text:line-break/><text:span text:style-name="T13">03-</text:span><text:span text:style-name="T14">Anwendungen:</text:span></text:p>
      <text:p text:style-name="P10" loext:marker-style-name="T2">Modellierung im Evolutions Simulator:</text:p>
      <text:p text:style-name="P11" loext:marker-style-name="T2"><text:span text:style-name="T15">Kodierung: </text:span><text:span text:style-name="T12">Array von Zahlen, die Körperform, Gelenke und Bewegung steuern</text:span></text:p>
      <text:p text:style-name="P12" loext:marker-style-name="T2"><text:span text:style-name="T3">Crossover: </text:span>Kombination von Genen zweier Eltern</text:p>
      <text:p text:style-name="P12" loext:marker-style-name="T2"><text:span text:style-name="T3">Mutation: </text:span>Kleine zufällige Änderungen der Parameter</text:p>
      <text:p text:style-name="P12" loext:marker-style-name="T2"><text:span text:style-name="T3">Fitnessfunktion: </text:span>Zurückgelegte Distanz während der Simulation</text:p>
      <text:p text:style-name="P12" loext:marker-style-name="T2"/>
      <text:p text:style-name="P13" loext:marker-style-name="T2">Wie werden EA/GA konkret im “american fuzzy lop” eingesetzt?</text:p>
      <text:p text:style-name="P14" loext:marker-style-name="T2">- Individuen = Testfälle</text:p>
      <text:p text:style-name="P14" loext:marker-style-name="T2">- Mutation &amp; Splicing = Operatoren</text:p>
      <text:p text:style-name="P14" loext:marker-style-name="T2">- Fitness = neue Programmsteuerflüsse / Abstürze</text:p>
      <text:p text:style-name="P14" loext:marker-style-name="T2">- Selektion = Behalte nur diejenigen Eingaben, die Coverage oder Fehler erzeugen</text:p>
      <text:p text:style-name="P15" loext:marker-style-name="T2"/>
      <text:p text:style-name="P16" loext:marker-style-name="T2">Welche Fitnessfunktion wurden in den drei Beispielen jeweils genutzt, wie die Individuen und die Operatoren codiert?</text:p>
      <text:p text:style-name="P12" loext:marker-style-name="T2"/>
      <text:p text:style-name="P17" loext:marker-style-name="T2">Evolution Simulator:</text:p>
      <text:p text:style-name="P11" loext:marker-style-name="T2"><text:span text:style-name="T16">Kodierung: </text:span><text:span text:style-name="Strong_20_Emphasis"><text:span text:style-name="T9">Array numerischer Gene</text:span></text:span><text:span text:style-name="T9">, die den </text:span><text:span text:style-name="Strong_20_Emphasis"><text:span text:style-name="T9">Körperbau</text:span></text:span><text:span text:style-name="T9"> (Segmentlängen, Gelenkwinkel, Verbindungen) und </text:span><text:span text:style-name="Strong_20_Emphasis"><text:span text:style-name="T9">Bewegungsmuster</text:span></text:span><text:span text:style-name="T9"> (z. B. Phasen und Amplituden der Bewegung) eines Wesens beschreiben.</text:span></text:p>
      <text:p text:style-name="P18" loext:marker-style-name="T2"/>
      <text:p text:style-name="P18" loext:marker-style-name="T2">Operaoren: </text:p>
      <text:p text:style-name="P18" loext:marker-style-name="T2"><text:span text:style-name="Strong_20_Emphasis"><text:span text:style-name="T8">Crossover:</text:span></text:span> Kombination der Genabschnitte zweier Eltern (z. B. erste Hälfte von A, zweite von B). </text:p>
      <text:p text:style-name="P18" loext:marker-style-name="T2"><text:span text:style-name="Strong_20_Emphasis"><text:span text:style-name="T8">Mutation:</text:span></text:span> Kleine zufällige Änderungen der Zahlenwerte (z. B. Gelenkwinkel leicht erhöhen/erniedrigen).</text:p>
      <text:p text:style-name="P11" loext:marker-style-name="T2"><text:span text:style-name="T16">Fitnessfunktion: </text:span><text:span text:style-name="Strong_20_Emphasis"><text:span text:style-name="T9">Zurückgelegte horizontale Distanz</text:span></text:span><text:span text:style-name="T9"> (z. B. in Pixeln) über eine feste Simulationsdauer. <text:line-break/>Formelhaft: F=Distanzx,Ende​−Distanzx,Start​.</text:span></text:p>
      <text:p text:style-name="P18" loext:marker-style-name="T2"/>
      <text:p text:style-name="P19" loext:marker-style-name="T2"/>
      <text:p text:style-name="P19" loext:marker-style-name="T2"/>
      <text:p text:style-name="P17" loext:marker-style-name="T2"><text:soft-page-break/>American Fuzzy Lop:</text:p>
      <text:p text:style-name="P11" loext:marker-style-name="T2"><text:span text:style-name="T16">Kodierung: </text:span><text:span text:style-name="T9">Eine </text:span><text:span text:style-name="Strong_20_Emphasis"><text:span text:style-name="T9">Eingabedatei / Byte-Sequenz</text:span></text:span><text:span text:style-name="T9"> (z. B. 100–1000 Bytes), die an das zu testende Programm übergeben wird.</text:span></text:p>
      <text:p text:style-name="P18" loext:marker-style-name="T2">Operatoren:</text:p>
      <text:p text:style-name="P19" loext:marker-style-name="T2"><text:span text:style-name="Strong_20_Emphasis"><text:span text:style-name="T8">Mutation:</text:span></text:span><text:span text:style-name="T8"> Bit- und Byte-Flips, Inkrement/Dekrement, Block-Duplikation, Zufalls-Bytes, Ersetzen durch bekannte „interessante“ Werte (0x00, 0xFF, 0x7F …). </text:span></text:p>
      <text:p text:style-name="P19" loext:marker-style-name="T2"><text:span text:style-name="Strong_20_Emphasis"><text:span text:style-name="T8">Crossover („Splicing“):</text:span></text:span><text:span text:style-name="T8"> Teile zweier erfolgreicher Inputs werden kombiniert.</text:span></text:p>
      <text:p text:style-name="P11" loext:marker-style-name="T2"><text:span text:style-name="T16">Fitnessfunktion: </text:span><text:span text:style-name="Strong_20_Emphasis"><text:span text:style-name="T9">Code-Coverage-Gewinn</text:span></text:span><text:span text:style-name="T9"> – also die Anzahl </text:span><text:span text:style-name="Strong_20_Emphasis"><text:span text:style-name="T9">neuer Pfade oder Kanten</text:span></text:span><text:span text:style-name="T9"> im instrumentierten Programm, die durch den Input erreicht werden. <text:line-break/>Bonus, wenn ein </text:span><text:span text:style-name="Strong_20_Emphasis"><text:span text:style-name="T9">Crash oder Hang</text:span></text:span><text:span text:style-name="T9"> ausgelöst wird. <text:line-break/>Formal: F=new_edges(I)+β⋅crash(I).</text:span></text:p>
      <text:p text:style-name="P18" loext:marker-style-name="T2"/>
      <text:p text:style-name="P17" loext:marker-style-name="T2">Here´s Waldo:</text:p>
      <text:p text:style-name="P11" loext:marker-style-name="T2"><text:span text:style-name="T16">Kodierung: </text:span><text:span text:style-name="T9">Eine </text:span><text:span text:style-name="Strong_20_Emphasis"><text:span text:style-name="T9">Permutation</text:span></text:span><text:span text:style-name="T9"> der 68 Waldo-Positionen – also eine Reihenfolge, in der man alle Orte absucht.</text:span></text:p>
      <text:p text:style-name="P18" loext:marker-style-name="T2">Operatoren: </text:p>
      <text:p text:style-name="P11" loext:marker-style-name="T2"><text:span text:style-name="Strong_20_Emphasis"><text:span text:style-name="T9">Crossover:</text:span></text:span><text:span text:style-name="T9"> PMX (Partially Mapped Crossover) oder OX (Order Crossover), kombiniert</text:span></text:p>
      <text:p text:style-name="P20" loext:marker-style-name="T2">Routenabschnitte zweier Eltern. </text:p>
      <text:p text:style-name="P19" loext:marker-style-name="T2"><text:span text:style-name="Strong_20_Emphasis"><text:span text:style-name="T8">Mutation:</text:span></text:span><text:span text:style-name="T8"> Swap- oder Insertion-Mutation (zwei Positionen tauschen oder eine</text:span></text:p>
      <text:p text:style-name="P18" loext:marker-style-name="T2">verschieben).</text:p>
      <text:p text:style-name="P11" loext:marker-style-name="T2"><text:span text:style-name="T16">Fitnessfunktion: </text:span><text:span text:style-name="Strong_20_Emphasis"><text:span text:style-name="T9">Minimierung der Gesamtdistanz</text:span></text:span><text:span text:style-name="T9"> der Route (kürzeste Gesamtlaufstrecke). <text:line-break/>Formal: F=−∑i=1n−1​d(pi​,pi+1​) (Fitness = negativ der Gesamtdistanz, da kürzer = besser).</text:span></text:p>
      <text:p text:style-name="P20" loext:marker-style-name="T2"/>
      <text:p text:style-name="P21" loext:marker-style-name="T2">Recherche: </text:p>
      <text:p text:style-name="P20" loext:marker-style-name="T2"><text:span text:style-name="Strong_20_Emphasis"><text:span text:style-name="T8">1. Fahrzeug- und Flugzeugdesign:</text:span></text:span><text:line-break/>Genetische Algorithmen werden eingesetzt, um Konstruktionsparameter wie Form, Material oder Aerodynamik zu optimieren. Dabei bewertet die Fitnessfunktion z. B. Gewicht, Luftwiderstand oder Energieeffizienz, um besonders leistungsfähige Designs zu finden.</text:p>
      <text:p text:style-name="P20" loext:marker-style-name="T2"><text:span text:style-name="Strong_20_Emphasis"><text:span text:style-name="T8">2. Logistik und Routenplanung:</text:span></text:span><text:line-break/>Evolutionäre Algorithmen optimieren komplexe Transport- oder Produktionsrouten, indem sie verschiedene Reihenfolgen und Zeitpläne kombinieren und bewerten. Ziel ist es, Kosten, Distanzen oder Lieferzeiten zu minimieren.</text:p>
      <text:p text:style-name="P20" loext:marker-style-name="T2"><text:span text:style-name="Strong_20_Emphasis"><text:span text:style-name="T8">3. Finanzmärkte und Portfolio-Optimierung:</text:span></text:span><text:line-break/>In der Finanzwelt helfen genetische Algorithmen, optimale Kombinationen von Anlagestrategien oder Portfolio-Gewichtungen zu finden. Die Fitnessfunktion bewertet Rendite und Risiko, um stabile und gewinnbringende Portfolios zu erzeug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23:34:32.644276441</meta:creation-date>
    <dc:date>2025-10-27T08:28:55.384599151</dc:date>
    <meta:editing-duration>PT5M8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3" meta:paragraph-count="55" meta:word-count="521" meta:character-count="4540" meta:non-whitespace-character-count="3877"/>
  </office:meta>
</office:document-meta>
</file>